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style:font-name="Roboto" fo:font-size="10.5pt" fo:letter-spacing="normal" fo:font-style="normal" fo:font-weight="normal"/>
    </style:style>
    <style:style style:name="T4" style:family="text">
      <style:text-properties fo:font-variant="normal" fo:text-transform="none" fo:color="#4d5156" fo:letter-spacing="normal"/>
    </style:style>
    <style:style style:name="T5" style:family="text">
      <style:text-properties fo:font-variant="normal" fo:text-transform="none" fo:color="#5f6368" style:font-name="Roboto" fo:font-size="10.5pt" fo:letter-spacing="normal" fo:font-style="normal" fo:font-weight="bold"/>
    </style:style>
    <style:style style:name="T6" style:family="text">
      <style:text-properties fo:font-variant="normal" fo:text-transform="none" fo:color="#ffffff" style:font-name="Roboto" fo:font-size="12pt" fo:letter-spacing="normal" fo:font-style="normal" fo:font-weight="bold" style:font-style-asian="normal" style:font-style-complex="normal"/>
    </style:style>
    <style:style style:name="T7" style:family="text">
      <style:text-properties fo:font-variant="normal" fo:text-transform="none" fo:color="#ffffff"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by way of Landsdale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everlasting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c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for faraway m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s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5">WEIGHT</text:span></text:span><text:span text:style-name="T4">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She did as she was told and the screen faded to a video.</text:p>
      <text:p text:style-name="P1"/>
      <text:p text:style-name="P1">A portly homely woman's face filled the screen. She had intensely curly hair and her makeup was overdone. But underneath the trappings she wore to fit society was an incredibly kind and intelegent woman. </text:p>
      <text:p text:style-name="P1"/>
      <text:p text:style-name="P1">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1"/>
      <text:p text:style-name="P1">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1"/>
      <text:p text:style-name="P1">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1"/>
      <text:p text:style-name="P1">To begin using this tape take the the following short test and then, and find the descrition number that best matches your scenario. Then follow the scenario number to the section that deals with that paticular curcumstance </text:p>
      <text:p text:style-name="P1"/>
      <text:p text:style-name="P1"><text:line-break/><text:line-break/>You have a unique blend of skills and materials at your desposal. Please take the time to discover <text:s/>how you can use your skills to make it to Antioch. To see the truth. </text:p>
      <text:p text:style-name="P1"/>
      <text:p text:style-name="P1">“The truth?” said Laura to herself. She began the test. It asked detailed questions about where she lived, what her skills were, how transportation was aranged in the area she worked on.”</text:p>
      <text:p text:style-name="P1"/>
      <text:p text:style-name="P1">“Your scenario is section 105.” Please make that selection. </text:p>
      <text:p text:style-name="P1"/>
      <text:p text:style-name="P1">Laura pushed the button. </text:p>
      <text:p text:style-name="P1"/>
      <text:p text:style-name="P1">“FARMING OR AGRICULTURAL SETTLEMENT&lt; TECHNICAL OR RESIDENT WORKER”</text:p>
      <text:p text:style-name="P1"/>
      <text:p text:style-name="P1">“Hello! Patricia here again. So you're a resident or technician on an agricultural settlement. What a wide world awaits you beyond the confines of your settlement. There is so much more for you to see and do. </text:p>
      <text:p text:style-name="P1"/>
      <text:p text:style-name="P1">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1"/>
      <text:p text:style-name="P1">The video came to an end</text:p>
      <text:p text:style-name="P1"/>
      <text:p text:style-name="P1">“What's the truth? Who is this woman?”<text:line-break/><text:line-break/>Arnold sighed. He pulled himself away from his work. </text:p>
      <text:p text:style-name="P1"/>
      <text:p text:style-name="P1">“She's a scientists in the Empire (NEW WORD FOR EMPIRE?) <text:s/>Central Labs- as far as I can tell she's one <text:s/>of several scientists who </text:p>
      <text:p text:style-name="P1">coded this message. And the truth- I don't know, but I am called to find out.”</text:p>
      <text:p text:style-name="P1"/>
      <text:p text:style-name="P1">Were you supposed to find me Aurther? The question hung in the air. </text:p>
      <text:p text:style-name="P1"/>
      <text:p text:style-name="P1">“Yes.” </text:p>
      <text:p text:style-name="P1"/>
      <text:p text:style-name="P1">Why didn't you?</text:p>
      <text:p text:style-name="P1"/>
      <text:p text:style-name="P1">“I am noticably bad at interaction, and I did not see it a productive line of research. It took me a short while longer, but I crafted a method to leave on my own.”<text:line-break/><text:soft-page-break/>“What's your method?” </text:p>
      <text:p text:style-name="P1"/>
      <text:p text:style-name="P1">“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1"/>
      <text:p text:style-name="P1">No time. I wish you all the luck. Please make sure my plant get's watered. </text:p>
      <text:p text:style-name="P1"/>
      <text:p text:style-name="P1">And just like that he strode, selfishly caring for nothing and noone but himself and the exit he had so craftily calculated. </text:p>
      <text:p text:style-name="P1"/>
      <text:p text:style-name="P1"/>
      <text:p text:style-name="P1">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1"/>
      <text:p text:style-name="P1">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1"/>
      <text:p text:style-name="P1">Joaquin stepped into the ring of trading. “Good brother Marsh should we not have the matches now?”</text:p>
      <text:p text:style-name="P1"/>
      <text:p text:style-name="P1">A few giggles escaped the lips of the crowd. More mugs of dark beer were passed from fillers at the kegs down the lengths of the rough hewn tables. Small children toddled between the low seats. </text:p>
      <text:p text:style-name="P1"/>
      <text:p text:style-name="P1">Joaquin drew a case from the captains wallet, inside were twenty four oblong syringes of company ensyme. The whole replacement population for this 3000 person slug. </text:p>
      <text:p text:style-name="P1"/>
      <text:p text:style-name="P1">Marsh nodded. </text:p>
      <text:p text:style-name="P1"/>
      <text:p text:style-name="P1">“BROTHERS AND SISTERS. It is a time for sowing. A time to stand the new trees in firm soil and brace them with the worlds of the lord.”</text:p>
      <text:p text:style-name="P1"/>
      <text:p text:style-name="P1">The company has no greater joy than to know that it's people are walking in the ways of truth. And so we are sent this privilidge. To be fruitful and multiply. </text:p>
      <text:p text:style-name="P1"/>
      <text:p text:style-name="P1">Marsh unrolled a scroll and held it against the podium. Families were tense- those with daughters or sons to be matched looked on hopefully. </text:p>
      <text:p text:style-name="P1"/>
      <text:p text:style-name="P1"><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1"/>
      <text:p text:style-name="P1">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1"/>
      <text:p text:style-name="P1">Stone stammered at his elbow- “How long should this one stand captain?” <text:line-break/><text:line-break/>Until these vials are gone Stone. </text:p>
      <text:p text:style-name="P1"/>
      <text:p text:style-name="P1">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1"/>
      <text:p text:style-name="P1">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1"/>
      <text:p text:style-name="P1">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1"/>
      <text:p text:style-name="P1">“Of such things let us always speak” intoned the white beareded attendant. </text:p>
      <text:p text:style-name="P1"/>
      <text:p text:style-name="P1">“and carry in our hearts” phrased back the captain. The captain and the white beard looked at Stone, waiting. </text:p>
      <text:p text:style-name="P1"/>
      <text:p text:style-name="P1">He stammered for the secret words he knew- that all captains present and possibliy future knew</text:p>
      <text:p text:style-name="P1"/>
      <text:p text:style-name="P1">“until they are reality” He finished. </text:p>
      <text:p text:style-name="P1"/>
      <text:p text:style-name="P1">The white beard drew an oblong pincer from his belt. The thin bladed ends shined in the muted light. He held them ready. “This way.” </text:p>
      <text:p text:style-name="P1"/>
      <text:p text:style-name="P1">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1"/>
      <text:p text:style-name="P1">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1"/>
      <text:p text:style-name="P1">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1"/>
      <text:p text:style-name="P1">The captain laughed. “Stone have you strode a waking dream?” </text:p>
      <text:p text:style-name="P1"/>
      <text:p text:style-name="P1">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1"/>
      <text:p text:style-name="P1">“Come. You should clean your body.” <text:line-break/><text:line-break/>“And prepare your heart.” </text:p>
      <text:p text:style-name="P1"/>
      <text:p text:style-name="P1">First a lavitory- Stone was embarrased when the women said “Empty your body.” He urinated, and deficated. Over concious of the two white eyed women just at the other side of the door. When he had finished- </text:p>
      <text:p text:style-name="P1"/>
      <text:p text:style-name="P1">They motioned to a shower. Stone disrobed and his enormous muscled frame and round belly filled the wash stand. It was pleasant to have enough time to bathe and be alone for a moment. </text:p>
      <text:p text:style-name="P1"/>
      <text:p text:style-name="P1">with blind eyes they served him a deep bowl of sweet broth. <text:line-break/><text:line-break/>“That hunger or thirst will not pull you from the dream.” </text:p>
      <text:p text:style-name="P1"/>
      <text:p text:style-name="P1">when he had eatten they took him back to the captain's meditative form. <text:line-break/><text:line-break/>“He is ready” </text:p>
      <text:p text:style-name="P1"/>
      <text:p text:style-name="P1">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1"/>
      <text:p text:style-name="P1">“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1"/>
      <text:p text:style-name="P1">“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1"/>
      <text:p text:style-name="P1">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1"/>
      <text:p text:style-name="P1">Broken men shattered by mace strokes, cleaved with heavy axes littered the outskirts, then lay enmase as the three strode the battle field. The sisters stayed at his elbows and they drew closer to living men standing among the dead.</text:p>
      <text:p text:style-name="P1"/>
      <text:p text:style-name="P1">“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1"/>
      <text:p text:style-name="P1">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1"/>
      <text:p text:style-name="P1">Go now. Fool of fools. You will joint the leppers brigade, where you will be a loyal finger to my hand until you fall off. <text:line-break/></text:p>
      <text:p text:style-name="P1">The dragon's head mace was not returned. </text:p>
      <text:p text:style-name="P1"/>
      <text:p text:style-name="P1">“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1"/>
      <text:p text:style-name="P1">“To see grandfather made mistakes. And learn how he overcame them. </text:p>
      <text:p text:style-name="P1"/>
      <text:p text:style-name="P1">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1"/>
      <text:p text:style-name="P1">Grandfather stood in absolute disgust. <text:line-break/><text:line-break/>A figure approched. <text:line-break/><text:line-break/>“You the new recruit? Said a tall man- his face pocked and deadly guant. He stood like a black shaddow.</text:p>
      <text:p text:style-name="P1"/>
      <text:p text:style-name="P1">Grandfather only knodded. </text:p>
      <text:p text:style-name="P1"/>
      <text:p text:style-name="P1">Come get a warm welcome. Men- a new recuit. The battalion of lepers gathered round grandfather and each begain to embrace him. Repulsed he tried to back away. </text:p>
      <text:p text:style-name="P1"/>
      <text:p text:style-name="P1">Don't struggle- Do you want your new brothers to think you don't like them? That you're embarrased to <text:soft-page-break/>be embraced by them? </text:p>
      <text:p text:style-name="P1"/>
      <text:p text:style-name="P1">One man in rags, with out an arm coughted. “Last hugs you'll ever get. You'll come to appreciate them in time.”<text:line-break/><text:line-break/>“We've lost four men.” said a lutenant to the learder- </text:p>
      <text:p text:style-name="P1"/>
      <text:p text:style-name="P1">We'll get them back in the pursuit. Mount- it is time to ride. </text:p>
      <text:p text:style-name="P1"/>
      <text:p text:style-name="P1">A nother leper led a jet black pony to him. It saddle was woven mat overtop of greasy blakets that served as bedding and tack both. </text:p>
      <text:p text:style-name="P1"/>
      <text:p text:style-name="P1">Stone and Peace and Misery found ponies of their own- Stone could feel the animals chest expand with each of the breaths it took</text:p>
      <text:p text:style-name="P1"><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1"/>
      <text:p text:style-name="P1">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1"/>
      <text:p text:style-name="P1">Moon light petered from behind a cloud. The goggled ones drew the devices around their throats and let them hang like kerchiefs. Too birght fo rthem now. </text:p>
      <text:p text:style-name="P1"/>
      <text:p text:style-name="P1">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1"><text:soft-page-break/>You- recruit. Said the dark shadow of a leader. Grandfather rode his horse close. </text:p>
      <text:p text:style-name="P1"/>
      <text:p text:style-name="P1">“kill this man” </text:p>
      <text:p text:style-name="P1"/>
      <text:p text:style-name="P1">The man begged. Degraded himself in the mud beneath the grass. He did not recognize grandfather or he would have wept. </text:p>
      <text:p text:style-name="P1"/>
      <text:p text:style-name="P1">“We have a joiner!” The whole of the leper corps circled around the begging man. Each stripped off a bandage, a piece of cloak, some rotten gear from the horses they rode or trophy's hanging from the saddle horns. </text:p>
      <text:p text:style-name="P1"/>
      <text:p text:style-name="P1">Stone was horrified to see the begging man <text:s/>strip down his gear. His white flesh bright in the moonlight. His wound not grevious- more a coward or a lucky survivor than a walking wounded. </text:p>
      <text:p text:style-name="P1"/>
      <text:p text:style-name="P1">The leppers smattered him with their contaiminated wrappings. The leader dressed the man carefully. Welcome. Welcome- He looked the part though his flesh was still fresh. </text:p>
      <text:p text:style-name="P1"/>
      <text:p text:style-name="P1">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1"/>
      <text:p text:style-name="P1">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1"/>
      <text:p text:style-name="P1">The plains begain to lift up in this place, first slowly- then with an angle almost unclimbable. Like the stones below could not stand to be plains any longer and must be mountains- whatever the cost. </text:p>
      <text:p text:style-name="P1"/>
      <text:p text:style-name="P1">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1"/>
      <text:p text:style-name="P1">The crones would call it dark omens that someone had retreated to the holdfasts. </text:p>
      <text:p text:style-name="P1"/>
      <text:p text:style-name="P1">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1"/>
      <text:p text:style-name="P1">“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1"/>
      <text:p text:style-name="P1">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1"/>
      <text:p text:style-name="P1">Stone watch grandfather watch the man climb the tower. </text:p>
      <text:p text:style-name="P1">Shouts of warning met their ears.</text:p>
      <text:p text:style-name="P1"><text:s/>Arrows struck him but had no effect. </text:p>
      <text:p text:style-name="P1">He was inside the keep when he exploded. </text:p>
      <text:p text:style-name="P1"/>
      <text:p text:style-name="P1">A green grimed crater of gore and infection. </text:p>
      <text:p text:style-name="P1"/>
      <text:p text:style-name="P1">Shouts and retching were audible from inside and One man threw himself from the archery tower, His tunic was splattered with green gore. </text:p>
      <text:p text:style-name="P1"/>
      <text:p text:style-name="P1">The leader was pleased and left the survivors to their fate- weeks? Months? Would they quarintine the crater well enough and kill the unlucky ones near it? </text:p>
      <text:p text:style-name="P1"/>
      <text:p text:style-name="P1">Grandfathers head seemed to hang low and he was dejected. Stone screamed as the man near him pulled a set of goggles from the saddlehorn. How could he not see this? </text:p>
      <text:p text:style-name="P1"/>
      <text:p text:style-name="P1">“These goggles are a clear treachery” said stone to Misery. <text:line-break/><text:line-break/>“What would you have me do young man, full of rightous indignation?” </text:p>
      <text:p text:style-name="P1"/>
      <text:p text:style-name="P1">“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1"/>
      <text:p text:style-name="P1">Stone was silent. <text:line-break/><text:line-break/>Grandfather was silent. </text:p>
      <text:p text:style-name="P1"/>
      <text:p text:style-name="P1">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1"/>
      <text:p text:style-name="P1">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1"><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1"/>
      <text:p text:style-name="P1">Stone thought for a moment. I... I... We've always been here. I opened my eyes and there was grandfather </text:p>
      <text:p text:style-name="P1"/>
      <text:p text:style-name="P1">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1"/>
      <text:p text:style-name="P1">That's why grandfather does not care about the goggles. He doesn't know they are against the rules. But then how has Pasne-Pan-Reich made these <text:s/>goggles? </text:p>
      <text:p text:style-name="P1"/>
      <text:p text:style-name="P1">This is a memory- be patient enough to observe it to the end. <text:s/></text:p>
      <text:p text:style-name="P1"/>
      <text:p text:style-name="P1">Stone sat his horse and the moved through the grass. They approched the camp. The pack of lepers began to stagger left, cutting a wide berth of the main camp. A guard spoke a challenge to them. </text:p>
      <text:p text:style-name="P1"/>
      <text:p text:style-name="P1"><text:soft-page-break/>Who rides? <text:line-break/><text:line-break/>Galotha and the lepers </text:p>
      <text:p text:style-name="P1"/>
      <text:p text:style-name="P1">I will go find Pasne-Pan-Reich. <text:line-break/><text:line-break/>Do that. We will wait here. </text:p>
      <text:p text:style-name="P1"/>
      <text:p text:style-name="P1">The horses milled and chewed the grasses. Galotha counted the men and mumbled to his lutennant. </text:p>
      <text:p text:style-name="P1"/>
      <text:p text:style-name="P1">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1"/>
      <text:p text:style-name="P1">Silently silently he backed the pair of horses to the edges of the trampled grass. With spurs he called every ounce of speed the horse had. It dug deep wihin the muscles of it haunches and drove itself forward. </text:p>
      <text:p text:style-name="P1"/>
      <text:p text:style-name="P1">Stone dug his fingers deep into the mane of his broad jawed mount and prepared to follow. Just before he galloped away- Peace's silk soft fingers stopped him. </text:p>
      <text:p text:style-name="P1"/>
      <text:p text:style-name="P1">She did not <text:s/>speak. A gesture with her eyes drew his gaze to a hillock of grass. There laid grandfather. He'd tucked to the horses side, then fallen to the grass. <text:s/></text:p>
      <text:p text:style-name="P1"/>
      <text:p text:style-name="P1">He laid his head flat to the ground and none of the leppers or the men Pasne-Pan-Reich sent after him saw or suspected. The horses would ride on for hours, by then- </text:p>
      <text:p text:style-name="P1"><text:line-break/>Grandfater was up and moving again as soon as the men passed. He removed clothing quickly as he walked. Soon he was naked- the lepers rags lay behind him. Stone noticed how large he was- large as... himself. </text:p>
      <text:p text:style-name="P1"/>
      <text:p text:style-name="P1">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1"><text:soft-page-break/></text:p>
      <text:p text:style-name="P1">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1"/>
      <text:p text:style-name="P1">It was night now. Fires burned. The wind came from the mountains and everyone in the camp that there was much that was hard about life.</text:p>
      <text:p text:style-name="P1"/>
      <text:p text:style-name="P1">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1"/>
      <text:p text:style-name="P1">This will do he mumbled to himself. </text:p>
      <text:p text:style-name="P1"/>
      <text:p text:style-name="P1">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1"><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1"/>
      <text:p text:style-name="P1">The old man took the sheaf of papers and walked away. </text:p>
      <text:p text:style-name="P1"/>
      <text:p text:style-name="P1"><text:soft-page-break/>In a few moments a luitenant returned with the man, and his wife in tow. </text:p>
      <text:p text:style-name="P1"/>
      <text:p text:style-name="P1">Where did you get this order. <text:line-break/><text:line-break/>From a leper commander. He and his men are taking a fortress near here. They need foodstuffs. Your wagon was requzitioned or that's what the old man says the orders say. I cannot read. </text:p>
      <text:p text:style-name="P1"><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1"><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1"/>
      <text:p text:style-name="P1">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1"/>
      <text:p text:style-name="P1">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1"/>
      <text:p text:style-name="P1">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1"/>
      <text:p text:style-name="P1">The wagon rolled on. Grandfather snorred at the reigns and the oxen led themselves. Stone wondered what would happen if he spoke to grandfather- </text:p>
      <text:p text:style-name="P1"/>
      <text:p text:style-name="P1">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1"/>
      <text:p text:style-name="P1">A lantern still burning sputtered to a hiss when grandfather put his knub of a thumb over its wick. Then he tucked the dragon mace into his belt, the axe over his shoulder and pissed off the back of the wagon. </text:p>
      <text:p text:style-name="P1"/>
      <text:p text:style-name="P1">Peace was embarassed while Misery smiled. Stone laughed. Grandfather iched himself under his arms and then sat back down on the wagon's driver board. </text:p>
      <text:p text:style-name="P1"/>
      <text:p text:style-name="P1">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1"/>
      <text:p text:style-name="P1">Mouth full of sausage and black bread grandfather spoke “What will you have-” arms wide and offering? </text:p>
      <text:p text:style-name="P1"/>
      <text:p text:style-name="P1">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1"/>
      <text:p text:style-name="P1">“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1"/>
      <text:p text:style-name="P1">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1"/>
      <text:p text:style-name="P1">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1"/>
      <text:p text:style-name="P1">“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1"/>
      <text:p text:style-name="P1">“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1"/>
      <text:p text:style-name="P1">“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1"/>
      <text:p text:style-name="P1">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1"/>
      <text:p text:style-name="P1">What hail- what is this? Asked a guard. “This is Shap-ng-tsai. He is here to speak to our lord.” </text:p>
      <text:p text:style-name="P1"/>
      <text:p text:style-name="P1">The guard looked him over. “Where is your clan?” asked the guard. </text:p>
      <text:p text:style-name="P1"/>
      <text:p text:style-name="P1">“I am <text:s/>Shap-ng-tsai. You know if I arrive without my family, men and arms that the fate of this place has befallen me. Do no badger an old man's wounds.” </text:p>
      <text:p text:style-name="P1"/>
      <text:p text:style-name="P1">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1"/>
      <text:p text:style-name="P1">Grandfather clapped him on the shoulder and settled a small pouch in his hand. <text:line-break/><text:line-break/>And a faithful guard deserves his own pipe. Thank you. </text:p>
      <text:p text:style-name="P1"/>
      <text:p text:style-name="P1">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1"/>
      <text:p text:style-name="P1">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1"/>
      <text:p text:style-name="P1">They walked from the baily to the imposing fortress walls of the mott. It stood over the richness of the baily like a spendthrift with folded arms and heavy frown, watching the riches be counted to make sure of not a single gain would slip its fingers. </text:p>
      <text:p text:style-name="P1"/>
      <text:p text:style-name="Standard"><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3">Gramineae </text:span> guide. </text:p>
      <text:p text:style-name="Standard"/>
      <text:p text:style-name="Standard">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Standard"><text:soft-page-break/></text:p>
      <text:p text:style-name="Standard">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Standard"><text:span text:style-name="T8"/></text:p>
      <text:p text:style-name="Standard"><text:span text:style-name="T8">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span></text:p>
      <text:p text:style-name="Standard"><text:span text:style-name="T8"/></text:p>
      <text:p text:style-name="Standard"><text:span text:style-name="T8">Goloa stopped his wine sipping and wavered in his confidence. His face, once smug and gloating, now looked around at all his posessions and he winced. </text:span></text:p>
      <text:p text:style-name="Standard"><text:span text:style-name="T8"/></text:p>
      <text:p text:style-name="Standard"><text:span text:style-name="T8">What information do you have Shap-ng-tsai? And what do you want in return? </text:span></text:p>
      <text:p text:style-name="Standard"><text:span text:style-name="T8"/></text:p>
      <text:p text:style-name="Standard"><text:span text:style-name="T8">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span></text:p>
      <text:p text:style-name="Standard"><text:span text:style-name="T8"/></text:p>
      <text:p text:style-name="Standard"><text:span text:style-name="T8">Golao chewed meat from a platter before him, and thought. <text:line-break/><text:line-break/>Stone thought to himself that this one could not see beyond his own stomach. Grandfather would have something to sway him. </text:span></text:p>
      <text:p text:style-name="Standard"><text:span text:style-name="T8"/></text:p>
      <text:p text:style-name="Standard"><text:span text:style-name="T8">It was a few moments before Golao spoke. You will have your hundred men. And I will have my plains. Go now- see the captain of the guard. He will see my will done, and you propperly debriefed. </text:span></text:p>
      <text:p text:style-name="Standard"><text:span text:style-name="T8"/></text:p>
      <text:p text:style-name="Standard"><text:span text:style-name="T8">Shap-ng-tsai bowed. </text:span></text:p>
      <text:p text:style-name="Standard"><text:span text:style-name="T8"/></text:p>
      <text:p text:style-name="Standard"><text:soft-page-break/><text:span text:style-name="T8">Be gone- all of you. I tired of this- and Golao clapped his hands and the court yard cleared of merchants and administrators and filled the the sounds of another appetite. </text:span></text:p>
      <text:p text:style-name="Standard"><text:span text:style-name="T8"/></text:p>
      <text:p text:style-name="Standard"><text:span text:style-name="T8">The captain of the guard was to be found on a single tower above the baily walls. He was in a large oak floored room that grandfather came to by way of a trap door. A map, old and worn streched across a table. Secrets held no markings, but like the truth, were there none the less. </text:span></text:p>
      <text:p text:style-name="Standard"><text:span text:style-name="T8"/></text:p>
      <text:p text:style-name="Standard"><text:span text:style-name="T8">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span></text:p>
      <text:p text:style-name="Standard"><text:span text:style-name="T8"/></text:p>
      <text:p text:style-name="Standard"><text:span text:style-name="T8">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span></text:p>
      <text:p text:style-name="Standard"><text:span text:style-name="T8"/></text:p>
      <text:p text:style-name="Standard"><text:span text:style-name="T8">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span></text:p>
      <text:p text:style-name="Standard"><text:span text:style-name="T8"/></text:p>
      <text:p text:style-name="Standard"><text:span text:style-name="T8">What does that riddle mean? <text:line-break/><text:line-break/>It means that I cannot tell you what you seek to know. Your master met the same wall. Look at my eyes. </text:span></text:p>
      <text:p text:style-name="Standard"><text:span text:style-name="T8"/></text:p>
      <text:p text:style-name="Standard"><text:span text:style-name="T8">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span></text:p>
      <text:p text:style-name="Standard"><text:span text:style-name="T8"/></text:p>
      <text:p text:style-name="Standard"><text:span text:style-name="T8">They came to a wall. The Captain barely could get his elbows to it, but grandfather leaned on it like a country apple barell and his chest <text:s/>above was shilohette against the sky </text:span></text:p>
      <text:p text:style-name="Standard"><text:span text:style-name="T8"/></text:p>
      <text:p text:style-name="Standard"><text:span text:style-name="T8">Tell me first how you came to lose your army. </text:span></text:p>
      <text:p text:style-name="Standard"><text:span text:style-name="T8"/></text:p>
      <text:p text:style-name="Standard"><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Each of the other armies turned towards the eastern mountains. You must konw this as you have taken </text:span><text:soft-page-break/><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Standard"><text:span text:style-name="T8"/></text:p>
      <text:p text:style-name="Standard"><text:span text:style-name="T8">The Fel's colloums stretched for over a mile. The wisest of them wanted the broad sea to guard their backs and stand for their ancestors like honorable men. The most foolish were wine soaked and gem drunk. With the mobility of a catipillar. </text:span></text:p>
      <text:p text:style-name="Standard"><text:span text:style-name="T8"/></text:p>
      <text:p text:style-name="Standard"><text:span text:style-name="T8">We watched from the strong portion of the plains. Devils horns spread at all the places we could be advanced upon- Archers ready. </text:span></text:p>
      <text:p text:style-name="Standard"><text:span text:style-name="T8"/></text:p>
      <text:p text:style-name="Standard"><text:span text:style-name="T8">I could hear the Fel singing, and then like a man drowneding in their own blood- they gargled then tried to scream. Jeweled mace in hand he delved the eyes of the weapon. Toxic green. </text:span></text:p>
      <text:p text:style-name="Standard"><text:span text:style-name="T8"><text:line-break/>Do you see these serpernt's eyes? </text:span></text:p>
      <text:p text:style-name="Standard"><text:span text:style-name="T8"/></text:p>
      <text:p text:style-name="Standard"><text:span text:style-name="T8">The captain knodded. </text:span></text:p>
      <text:p text:style-name="Standard"><text:span text:style-name="T8"/></text:p>
      <text:p text:style-name="Standard"><text:span text:style-name="T8">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span></text:p>
      <text:p text:style-name="Standard"><text:span text:style-name="T8"/></text:p>
      <text:p text:style-name="Standard"><text:span text:style-name="T8">How did he do it? Are the green eyes night fire? God gifts? </text:span></text:p>
      <text:p text:style-name="Standard"><text:span text:style-name="T8"/></text:p>
      <text:p text:style-name="Standard"><text:span text:style-name="T8">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span></text:p>
      <text:p text:style-name="Standard"><text:span text:style-name="T8"/></text:p>
      <text:p text:style-name="Standard"><text:span text:style-name="T8">One would conclude so. </text:span></text:p>
      <text:p text:style-name="Standard"><text:span text:style-name="T8"/></text:p>
      <text:p text:style-name="Standard"><text:span text:style-name="T8">The foolish? <text:line-break/><text:line-break/>Drownd also. In jewels and wine. Mouths stuffed with any valuable at hand. The ones that tried to run were sewn in the bowls of horses who swayed <text:s/>pregnant with a cruel <text:s/>doom they did not earn or understand. </text:span></text:p>
      <text:p text:style-name="Standard"><text:span text:style-name="T8"/></text:p>
      <text:p text:style-name="Standard"><text:soft-page-break/><text:span text:style-name="T8">How would they have the time- the power to execute such horrors? </text:span></text:p>
      <text:p text:style-name="Standard"><text:span text:style-name="T8"/></text:p>
      <text:p text:style-name="Standard"><text:span text:style-name="T8">Captain do you remember your mother? </text:span></text:p>
      <text:p text:style-name="Standard"><text:span text:style-name="T8"/></text:p>
      <text:p text:style-name="Standard"><text:span text:style-name="T8">My mother? What does she have to do with... and he paused. The wind played over the flags hung on the baily and Stone saw his eyes widen. </text:span></text:p>
      <text:p text:style-name="Standard"><text:span text:style-name="T8"/></text:p>
      <text:p text:style-name="Standard"><text:span text:style-name="T8">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span></text:p>
      <text:p text:style-name="Standard"><text:span text:style-name="T8"/></text:p>
      <text:p text:style-name="Standard"><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Standard"><text:span text:style-name="T6"/></text:p>
      <text:p text:style-name="Standard"><text:span text:style-name="T9">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span></text:p>
      <text:p text:style-name="Standard"><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camps but we could hear them. And we could see the eyes. <text:line-break/></text:span><text:soft-page-break/><text:span text:style-name="T9">I hold my men blameless. I abandoned my post and ran to their aid- how could I expect the men I led to do any different? </text:span></text:p>
      <text:p text:style-name="Standard"><text:span text:style-name="T9"/></text:p>
      <text:p text:style-name="Standard"><text:span text:style-name="T9">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 It was only then we recognized the horrible noise that had grown in our in 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re were blinder then before. <text:line-break/><text:line-break/><text:line-break/></text:span><text:span text:style-name="T8"><text:line-break/></text:span></text:p>
      <text:p text:style-name="Standard"><text:span text:style-name="T8"/></text:p>
      <text:p text:style-name="Standard"><text:span text:style-name="T8"/></text:p>
      <text:p text:style-name="Standard"><text:span text:style-name="T8">Night came to the baily and found grandfather again at his wagon. He'd spent the rest of the day with the captitan of the guard. At first they walked the battlements of the baily and had spoken of how Grandfather had lost the engagement with Pasne-Pan-Reich's army <text:line-break/><text:line-break/><text:line-break/></text:span></text:p>
      <text:p text:style-name="Standard"><text:span text:style-name="T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1"/>
      <text:p text:style-name="P1"/>
      <text:p text:style-name="P1"/>
      <text:p text:style-name="P1"/>
      <text:p text:style-name="P1"/>
      <text:p text:style-name="P1"/>
      <text:p text:style-name="P1"/>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15T17:26:35.54</dc:date>
    <dc:creator>Blake Stanger</dc:creator>
    <meta:editing-duration>P5DT17H7M31S</meta:editing-duration>
    <meta:editing-cycles>68</meta:editing-cycles>
    <meta:generator>OpenOffice/4.1.11$Win32 OpenOffice.org_project/4111m1$Build-9808</meta:generator>
    <meta:document-statistic meta:table-count="0" meta:image-count="0" meta:object-count="0" meta:page-count="48" meta:paragraph-count="650" meta:word-count="20853" meta:character-count="113783"/>
  </office:meta>
</office:document-meta>
</file>